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2">
      <style:text-properties officeooo:paragraph-rsid="001a134f"/>
    </style:style>
    <style:style style:name="P4" style:family="paragraph" style:parent-style-name="Standard" style:list-style-name="L3"/>
    <style:style style:name="P5" style:family="paragraph" style:parent-style-name="Standard" style:list-style-name="L4"/>
    <style:style style:name="P6" style:family="paragraph" style:parent-style-name="Standard" style:list-style-name="L5"/>
    <style:style style:name="P7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6pt" style:text-underline-style="solid" style:text-underline-width="auto" style:text-underline-color="font-color" fo:font-weight="bold" officeooo:paragraph-rsid="001a4733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1. Structure du fichier de table</text:p>
      <text:p text:style-name="Standard">Chaque fichier de table pourrait être structuré ainsi :</text:p>
      <text:p text:style-name="Standard"/>
      <text:list text:style-name="L4">
        <text:list-item>
          <text:p text:style-name="P5"><text:span text:style-name="T1">Header (fixe) </text:span>: Contient des métadonnées générales sur la table (ex. : nombre d'enregistrements, taille du fichier, pointeur vers l'espace libre, etc.).</text:p>
        </text:list-item>
        <text:list-item>
          <text:p text:style-name="P5"><text:span text:style-name="T1">Table des offsets :</text:span> Liste les positions des enregistrements dans le fichier pour permettre un accès rapide.</text:p>
        </text:list-item>
        <text:list-item>
          <text:p text:style-name="P5"><text:span text:style-name="T1">Données des enregistrements :</text:span> Chaque enregistrement est stocké de manière séquentielle dans la zone de données.</text:p>
        </text:list-item>
      </text:list>
      <text:p text:style-name="Standard"/>
      <text:p text:style-name="P8">2. Détails des sections</text:p>
      <text:list text:style-name="L3">
        <text:list-item>
          <text:p text:style-name="P4"><text:span text:style-name="T1">Header (exemple de structure)</text:span></text:p>
        </text:list-item>
      </text:list>
      <text:list text:style-name="L1">
        <text:list-item>
          <text:list>
            <text:list-item>
              <text:p text:style-name="P1">magic_number (4 octets) : Pour identifier le format du fichier.</text:p>
            </text:list-item>
            <text:list-item>
              <text:p text:style-name="P1">version (2 octets) : Version du format du fichier.</text:p>
            </text:list-item>
            <text:list-item>
              <text:p text:style-name="P1">record_count (4 octets) : Nombre d'enregistrements stockés.</text:p>
            </text:list-item>
            <text:list-item>
              <text:p text:style-name="P1">free_space_offset (4 octets) : Position du premier espace libre pour éviter la fragmentation.</text:p>
            </text:list-item>
            <text:list-item>
              <text:p text:style-name="P1">offset_table_start (4 octets) : Position du début de la table des offsets.</text:p>
            </text:list-item>
          </text:list>
          <text:p text:style-name="P1"/>
        </text:list-item>
        <text:list-item>
          <text:p text:style-name="P1"><text:span text:style-name="T1">Table des Offsets</text:span></text:p>
          <text:list>
            <text:list-item>
              <text:p text:style-name="P1">Tableau d’entrées de type (record_id, offset, taille), permettant de localiser rapidement un enregistrement.</text:p>
              <text:p text:style-name="P1"/>
            </text:list-item>
          </text:list>
        </text:list-item>
      </text:list>
      <text:list text:style-name="L2">
        <text:list-item>
          <text:p text:style-name="P2"><text:span text:style-name="T1">Enregistrements</text:span></text:p>
          <text:list>
            <text:list-item>
              <text:p text:style-name="P3">record_length (2 ou 4 octets) : Indique la taille de l'enregistrement.</text:p>
            </text:list-item>
            <text:list-item>
              <text:p text:style-name="P2">deleted_flag (1 octet) : Indique si l'enregistrement est supprimé (permet un garbage collection ultérieur).</text:p>
            </text:list-item>
            <text:list-item>
              <text:p text:style-name="P2">data : Contenu des données encodées selon un format déterminé (ex. : TLV, protobuf, etc.).</text:p>
            </text:list-item>
          </text:list>
          <text:p text:style-name="P2"/>
        </text:list-item>
      </text:list>
      <text:p text:style-name="P7">3. Optimisation</text:p>
      <text:list text:style-name="L5">
        <text:list-item>
          <text:p text:style-name="P6"><text:span text:style-name="T1">Indexation séparée </text:span>: Si l'accès rapide est un enjeu, stocker un index B-tree dans un fichier distinct peut être une bonne option.</text:p>
        </text:list-item>
        <text:list-item>
          <text:p text:style-name="P6"><text:span text:style-name="T1">Compression </text:span>: Pour optimiser l’espace, utiliser une compression légère (ex. : LZ4) sur les données des enregistrements.</text:p>
        </text:list-item>
        <text:list-item>
          <text:p text:style-name="P6"><text:span text:style-name="T1">Gestion de la fragmentation </text:span>: Un compactage périodique du fichier peut être nécessaire pour éviter trop d’espaces vides.</text:p>
          <text:p text:style-name="P6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6:20:17.291317373</meta:creation-date>
    <dc:date>2025-03-03T16:28:50.868966230</dc:date>
    <meta:editing-duration>PT8M33S</meta:editing-duration>
    <meta:editing-cycles>8</meta:editing-cycles>
    <meta:generator>LibreOffice/24.2.5.2$Linux_X86_64 LibreOffice_project/420$Build-2</meta:generator>
    <meta:document-statistic meta:table-count="0" meta:image-count="0" meta:object-count="0" meta:page-count="1" meta:paragraph-count="26" meta:word-count="267" meta:character-count="1660" meta:non-whitespace-character-count="1437"/>
  </office:meta>
</office:document-meta>
</file>